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7703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764" calcext:value-type="float">
            <text:p>45.8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03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03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03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03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03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03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03</text:p>
          </table:table-cell>
          <table:table-cell office:value-type="string" calcext:value-type="string">
            <text:p>201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7016" calcext:value-type="float">
            <text:p>45.4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03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03</text:p>
          </table:table-cell>
          <table:table-cell office:value-type="string" calcext:value-type="string">
            <text:p>201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03</text:p>
          </table:table-cell>
          <table:table-cell office:value-type="string" calcext:value-type="string">
            <text:p>201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03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03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03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03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5744" calcext:value-type="float">
            <text:p>45.1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03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03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2112" calcext:value-type="float">
            <text:p>45.0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03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3344" calcext:value-type="float">
            <text:p>45.0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03</text:p>
          </table:table-cell>
          <table:table-cell office:value-type="string" calcext:value-type="string">
            <text:p>200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03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03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03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03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03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